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T2" style:parent-style-name="Policepardéfaut" style:family="text">
      <style:text-properties fo:font-size="16pt" style:font-size-asian="16pt" style:font-size-complex="16pt"/>
    </style:style>
    <style:style style:name="T3" style:parent-style-name="Policepardéfaut" style:family="text">
      <style:text-properties fo:color="#333333" fo:font-size="16pt" style:font-size-asian="16pt" style:font-size-complex="16pt"/>
    </style:style>
    <style:style style:name="T4" style:parent-style-name="Policepardéfaut" style:family="text">
      <style:text-properties fo:font-size="16pt" style:font-size-asian="16pt" style:font-size-complex="16pt"/>
    </style:style>
    <style:style style:name="T5" style:parent-style-name="Policepardéfaut" style:family="text">
      <style:text-properties fo:color="#333333" fo:font-size="16pt" style:font-size-asian="16pt" style:font-size-complex="16pt"/>
    </style:style>
    <style:style style:name="T6" style:parent-style-name="Policepardéfaut" style:family="text">
      <style:text-properties fo:font-size="16pt" style:font-size-asian="16pt" style:font-size-complex="16pt"/>
    </style:style>
    <style:style style:name="T7" style:parent-style-name="Policepardéfaut" style:family="text">
      <style:text-properties fo:color="#333333" fo:font-size="16pt" style:font-size-asian="16pt" style:font-size-complex="16pt"/>
    </style:style>
    <style:style style:name="T8" style:parent-style-name="Policepardéfaut" style:family="text">
      <style:text-properties fo:font-size="16pt" style:font-size-asian="16pt" style:font-size-complex="16pt"/>
    </style:style>
    <style:style style:name="T9" style:parent-style-name="Policepardéfaut" style:family="text">
      <style:text-properties fo:color="#333333" fo:font-size="16pt" style:font-size-asian="16pt" style:font-size-complex="16pt"/>
    </style:style>
    <style:style style:name="T10" style:parent-style-name="Policepardéfaut" style:family="text">
      <style:text-properties fo:font-size="16pt" style:font-size-asian="16pt" style:font-size-complex="16pt"/>
    </style:style>
    <style:style style:name="T11" style:parent-style-name="Policepardéfaut" style:family="text">
      <style:text-properties fo:color="#333333" fo:font-size="16pt" style:font-size-asian="16pt" style:font-size-complex="16pt"/>
    </style:style>
    <style:style style:name="T12" style:parent-style-name="Policepardéfaut" style:family="text">
      <style:text-properties fo:font-size="16pt" style:font-size-asian="16pt" style:font-size-complex="16pt"/>
    </style:style>
    <style:style style:name="T13" style:parent-style-name="Policepardéfaut" style:family="text">
      <style:text-properties fo:color="#333333" fo:font-size="16pt" style:font-size-asian="16pt" style:font-size-complex="16pt"/>
    </style:style>
    <style:style style:name="T14" style:parent-style-name="Policepardéfaut" style:family="text">
      <style:text-properties fo:font-size="16pt" style:font-size-asian="16pt" style:font-size-complex="16pt"/>
    </style:style>
    <style:style style:name="T15" style:parent-style-name="Policepardéfaut" style:family="text">
      <style:text-properties fo:color="#333333" fo:font-size="16pt" style:font-size-asian="16pt" style:font-size-complex="16pt"/>
    </style:style>
    <style:style style:name="T16" style:parent-style-name="Policepardéfaut" style:family="text">
      <style:text-properties fo:font-size="16pt" style:font-size-asian="16pt" style:font-size-complex="16pt"/>
    </style:style>
    <style:style style:name="T17" style:parent-style-name="Policepardéfaut" style:family="text">
      <style:text-properties fo:color="#333333" fo:font-size="16pt" style:font-size-asian="16pt" style:font-size-complex="16pt"/>
    </style:style>
    <style:style style:name="T18" style:parent-style-name="Policepardéfaut" style:family="text">
      <style:text-properties fo:font-size="16pt" style:font-size-asian="16pt" style:font-size-complex="16pt"/>
    </style:style>
    <style:style style:name="T19" style:parent-style-name="Policepardéfaut" style:family="text">
      <style:text-properties fo:color="#333333" fo:font-size="16pt" style:font-size-asian="16pt" style:font-size-complex="16pt"/>
    </style:style>
    <style:style style:name="T20" style:parent-style-name="Policepardéfaut" style:family="text">
      <style:text-properties fo:font-size="16pt" style:font-size-asian="16pt" style:font-size-complex="16pt"/>
    </style:style>
    <style:style style:name="T21" style:parent-style-name="Policepardéfaut" style:family="text">
      <style:text-properties fo:color="#333333" fo:font-size="16pt" style:font-size-asian="16pt" style:font-size-complex="16pt"/>
    </style:style>
    <style:style style:name="T22" style:parent-style-name="Policepardéfaut" style:family="text">
      <style:text-properties fo:font-size="16pt" style:font-size-asian="16pt" style:font-size-complex="16pt"/>
    </style:style>
    <style:style style:name="T23" style:parent-style-name="Policepardéfaut" style:family="text">
      <style:text-properties fo:color="#333333" fo:font-size="16pt" style:font-size-asian="16pt" style:font-size-complex="16pt"/>
    </style:style>
    <style:style style:name="T24" style:parent-style-name="Policepardéfaut" style:family="text">
      <style:text-properties fo:font-size="16pt" style:font-size-asian="16pt" style:font-size-complex="16pt"/>
    </style:style>
    <style:style style:name="T25" style:parent-style-name="Policepardéfaut" style:family="text">
      <style:text-properties fo:color="#333333" fo:font-size="16pt" style:font-size-asian="16pt" style:font-size-complex="16pt"/>
    </style:style>
    <style:style style:name="T26" style:parent-style-name="Policepardéfaut" style:family="text">
      <style:text-properties fo:font-size="16pt" style:font-size-asian="16pt" style:font-size-complex="16pt"/>
    </style:style>
    <style:style style:name="T27" style:parent-style-name="Policepardéfaut" style:family="text">
      <style:text-properties fo:color="#333333" fo:font-size="16pt" style:font-size-asian="16pt" style:font-size-complex="16pt"/>
    </style:style>
    <style:style style:name="T28" style:parent-style-name="Policepardéfaut" style:family="text">
      <style:text-properties fo:font-size="16pt" style:font-size-asian="16pt" style:font-size-complex="16pt"/>
    </style:style>
    <style:style style:name="T29" style:parent-style-name="Policepardéfaut" style:family="text">
      <style:text-properties fo:font-size="13pt" style:font-size-asian="13pt" style:font-size-complex="13pt"/>
    </style:style>
    <style:style style:name="T30" style:parent-style-name="Policepardéfaut" style:family="text">
      <style:text-properties fo:color="#333333" fo:font-size="13pt" style:font-size-asian="13pt" style:font-size-complex="13pt"/>
    </style:style>
    <style:style style:name="P31" style:parent-style-name="Textbody" style:family="paragraph">
      <style:text-properties style:font-name="Calibri" style:font-name-complex="Calibri" fo:font-weight="bold" style:font-weight-asian="bold"/>
    </style:style>
    <style:style style:name="T32" style:parent-style-name="Policepardéfaut" style:family="text">
      <style:text-properties style:font-name-complex="Times New Roman"/>
    </style:style>
    <style:style style:name="T33" style:parent-style-name="Policepardéfaut" style:family="text">
      <style:text-properties style:font-name-complex="Times New Roman"/>
    </style:style>
    <style:style style:name="T34" style:parent-style-name="Policepardéfaut" style:family="text">
      <style:text-properties style:font-name-complex="Times New Roman" fo:font-size="11pt" style:font-size-asian="11pt" style:font-size-complex="11pt"/>
    </style:style>
    <style:style style:name="T35" style:parent-style-name="Policepardéfaut" style:family="text">
      <style:text-properties style:font-name-complex="Times New Roman" fo:font-size="11pt" style:font-size-asian="11pt" style:font-size-complex="11pt"/>
    </style:style>
    <style:style style:name="T36" style:parent-style-name="Policepardéfaut" style:family="text">
      <style:text-properties style:font-name-complex="Times New Roman" fo:font-size="11pt" style:font-size-asian="11pt" style:font-size-complex="11pt"/>
    </style:style>
    <style:style style:name="T37" style:parent-style-name="Policepardéfaut" style:family="text">
      <style:text-properties style:font-name-complex="Times New Roman" fo:font-size="11pt" style:font-size-asian="11pt" style:font-size-complex="11pt"/>
    </style:style>
    <style:style style:name="T38" style:parent-style-name="Policepardéfaut" style:family="text">
      <style:text-properties style:font-name-complex="Times New Roman"/>
    </style:style>
    <style:style style:name="T39" style:parent-style-name="Policepardéfaut" style:family="text">
      <style:text-properties style:font-name-complex="Times New Roman"/>
    </style:style>
    <style:style style:name="T40" style:parent-style-name="Policepardéfaut" style:family="text">
      <style:text-properties style:font-name-complex="Times New Roman"/>
    </style:style>
    <style:style style:name="T41" style:parent-style-name="Policepardéfaut" style:family="text">
      <style:text-properties style:text-underline-type="single" style:text-underline-style="solid" style:text-underline-width="auto" style:text-underline-mode="continuous"/>
    </style:style>
    <style:style style:name="T42" style:parent-style-name="Policepardéfaut" style:family="text">
      <style:text-properties style:text-underline-type="single" style:text-underline-style="solid" style:text-underline-width="auto" style:text-underline-mode="continuous"/>
    </style:style>
    <style:style style:name="T43" style:parent-style-name="Policepardéfaut" style:family="text">
      <style:text-properties style:text-underline-type="single" style:text-underline-style="solid" style:text-underline-width="auto" style:text-underline-mode="continuous"/>
    </style:style>
    <style:style style:name="P44" style:parent-style-name="Standard" style:family="paragraph">
      <style:text-properties style:text-underline-type="single" style:text-underline-style="solid" style:text-underline-width="auto" style:text-underline-mode="continuous"/>
    </style:style>
    <style:style style:name="P45" style:parent-style-name="Standard" style:family="paragraph"/>
    <style:style style:name="T46" style:parent-style-name="Policepardéfaut" style:family="text">
      <style:text-properties style:text-underline-type="single" style:text-underline-style="solid" style:text-underline-width="auto" style:text-underline-mode="continuous"/>
    </style:style>
    <style:style style:name="P47" style:parent-style-name="Standard" style:family="paragraph"/>
    <style:style style:name="T48" style:parent-style-name="Policepardéfaut" style:family="text">
      <style:text-properties style:text-underline-type="single" style:text-underline-style="solid" style:text-underline-width="auto" style:text-underline-mode="continuous"/>
    </style:style>
    <style:style style:name="P49" style:parent-style-name="Standard" style:family="paragraph"/>
    <style:style style:name="T50" style:parent-style-name="Policepardéfaut" style:family="text">
      <style:text-properties style:text-underline-type="single" style:text-underline-style="solid" style:text-underline-width="auto" style:text-underline-mode="continuous"/>
    </style:style>
    <style:style style:name="P51" style:parent-style-name="Standard" style:family="paragraph"/>
    <style:style style:name="T52" style:parent-style-name="Policepardéfaut" style:family="text">
      <style:text-properties style:text-underline-type="single" style:text-underline-style="solid" style:text-underline-width="auto" style:text-underline-mode="continuous"/>
    </style:style>
    <style:style style:name="P53" style:parent-style-name="Standard" style:family="paragraph"/>
    <style:style style:name="T54" style:parent-style-name="Policepardéfaut" style:family="text">
      <style:text-properties style:text-underline-type="single" style:text-underline-style="solid" style:text-underline-width="auto" style:text-underline-mode="continuous"/>
    </style:style>
    <style:style style:name="P55" style:parent-style-name="Standard" style:family="paragraph"/>
    <style:style style:name="T56" style:parent-style-name="Policepardéfaut" style:family="text">
      <style:text-properties style:text-underline-type="single" style:text-underline-style="solid" style:text-underline-width="auto" style:text-underline-mode="continuous"/>
    </style:style>
  </office:automatic-styles>
  <office:body>
    <office:text text:use-soft-page-breaks="true">
      <text:p text:style-name="P1">Résumé des réponses du professionnel :</text:p>
      <text:h text:style-name="Titre1" text:outline-level="1"/>
      <text:h text:style-name="Titre1" text:outline-level="1"><text:span text:style-name="T2">« Pour </text:span><text:bookmark-start text:name="OBJ_PREFIX_DWT99_com_zimbra_url"/><text:bookmark-start text:name="OBJ_PREFIX_DWT79_com_zimbra_url"/><text:bookmark-end text:name="OBJ_PREFIX_DWT99_com_zimbra_url"/><text:bookmark-end text:name="OBJ_PREFIX_DWT79_com_zimbra_url"/><text:a xlink:href="http://evene.lefigaro.fr/citations/mot.php?mot=faire" office:target-frame-name="_top" xlink:show="replace"><text:span text:style-name="T3">faire</text:span></text:a><text:span text:style-name="T4"> de </text:span><text:bookmark-start text:name="OBJ_PREFIX_DWT100_com_zimbra_url"/><text:bookmark-start text:name="OBJ_PREFIX_DWT80_com_zimbra_url"/><text:bookmark-end text:name="OBJ_PREFIX_DWT100_com_zimbra_url"/><text:bookmark-end text:name="OBJ_PREFIX_DWT80_com_zimbra_url"/><text:a xlink:href="http://evene.lefigaro.fr/citations/mot.php?mot=grandes" office:target-frame-name="_top" xlink:show="replace"><text:span text:style-name="T5">grandes</text:span></text:a><text:span text:style-name="T6"> </text:span><text:bookmark-start text:name="OBJ_PREFIX_DWT101_com_zimbra_url"/><text:bookmark-start text:name="OBJ_PREFIX_DWT81_com_zimbra_url"/><text:bookmark-end text:name="OBJ_PREFIX_DWT101_com_zimbra_url"/><text:bookmark-end text:name="OBJ_PREFIX_DWT81_com_zimbra_url"/><text:a xlink:href="http://evene.lefigaro.fr/citations/mot.php?mot=choses" office:target-frame-name="_top" xlink:show="replace"><text:span text:style-name="T7">choses</text:span></text:a><text:span text:style-name="T8">, il ne </text:span><text:bookmark-start text:name="OBJ_PREFIX_DWT102_com_zimbra_url"/><text:bookmark-start text:name="OBJ_PREFIX_DWT82_com_zimbra_url"/><text:bookmark-end text:name="OBJ_PREFIX_DWT102_com_zimbra_url"/><text:bookmark-end text:name="OBJ_PREFIX_DWT82_com_zimbra_url"/><text:a xlink:href="http://evene.lefigaro.fr/citations/mot.php?mot=faut" office:target-frame-name="_top" xlink:show="replace"><text:span text:style-name="T9">faut</text:span></text:a><text:span text:style-name="T10"> pas </text:span><text:bookmark-start text:name="OBJ_PREFIX_DWT103_com_zimbra_url"/><text:bookmark-start text:name="OBJ_PREFIX_DWT83_com_zimbra_url"/><text:bookmark-end text:name="OBJ_PREFIX_DWT103_com_zimbra_url"/><text:bookmark-end text:name="OBJ_PREFIX_DWT83_com_zimbra_url"/><text:a xlink:href="http://evene.lefigaro.fr/citations/mot.php?mot=etre" office:target-frame-name="_top" xlink:show="replace"><text:span text:style-name="T11">être</text:span></text:a><text:span text:style-name="T12"> un si </text:span><text:bookmark-start text:name="OBJ_PREFIX_DWT104_com_zimbra_url"/><text:bookmark-start text:name="OBJ_PREFIX_DWT84_com_zimbra_url"/><text:bookmark-end text:name="OBJ_PREFIX_DWT104_com_zimbra_url"/><text:bookmark-end text:name="OBJ_PREFIX_DWT84_com_zimbra_url"/><text:a xlink:href="http://evene.lefigaro.fr/citations/mot.php?mot=grand" office:target-frame-name="_top" xlink:show="replace"><text:span text:style-name="T13">grand</text:span></text:a><text:span text:style-name="T14"> </text:span><text:bookmark-start text:name="OBJ_PREFIX_DWT105_com_zimbra_url"/><text:bookmark-start text:name="OBJ_PREFIX_DWT85_com_zimbra_url"/><text:bookmark-end text:name="OBJ_PREFIX_DWT105_com_zimbra_url"/><text:bookmark-end text:name="OBJ_PREFIX_DWT85_com_zimbra_url"/><text:a xlink:href="http://evene.lefigaro.fr/citations/mot.php?mot=genie" office:target-frame-name="_top" xlink:show="replace"><text:span text:style-name="T15">génie</text:span></text:a><text:span text:style-name="T16"> ; il ne </text:span><text:bookmark-start text:name="OBJ_PREFIX_DWT106_com_zimbra_url"/><text:bookmark-start text:name="OBJ_PREFIX_DWT86_com_zimbra_url"/><text:bookmark-end text:name="OBJ_PREFIX_DWT106_com_zimbra_url"/><text:bookmark-end text:name="OBJ_PREFIX_DWT86_com_zimbra_url"/><text:a xlink:href="http://evene.lefigaro.fr/citations/mot.php?mot=faut" office:target-frame-name="_top" xlink:show="replace"><text:span text:style-name="T17">faut</text:span></text:a><text:span text:style-name="T18"> pas </text:span><text:bookmark-start text:name="OBJ_PREFIX_DWT107_com_zimbra_url"/><text:bookmark-start text:name="OBJ_PREFIX_DWT87_com_zimbra_url"/><text:bookmark-end text:name="OBJ_PREFIX_DWT107_com_zimbra_url"/><text:bookmark-end text:name="OBJ_PREFIX_DWT87_com_zimbra_url"/><text:a xlink:href="http://evene.lefigaro.fr/citations/mot.php?mot=etre" office:target-frame-name="_top" xlink:show="replace"><text:span text:style-name="T19">être</text:span></text:a><text:span text:style-name="T20"> au-</text:span><text:bookmark-start text:name="OBJ_PREFIX_DWT108_com_zimbra_url"/><text:bookmark-start text:name="OBJ_PREFIX_DWT88_com_zimbra_url"/><text:bookmark-end text:name="OBJ_PREFIX_DWT108_com_zimbra_url"/><text:bookmark-end text:name="OBJ_PREFIX_DWT88_com_zimbra_url"/><text:a xlink:href="http://evene.lefigaro.fr/citations/mot.php?mot=dessus" office:target-frame-name="_top" xlink:show="replace"><text:span text:style-name="T21">dessus</text:span></text:a><text:span text:style-name="T22"> des </text:span><text:bookmark-start text:name="OBJ_PREFIX_DWT109_com_zimbra_url"/><text:bookmark-start text:name="OBJ_PREFIX_DWT89_com_zimbra_url"/><text:bookmark-end text:name="OBJ_PREFIX_DWT109_com_zimbra_url"/><text:bookmark-end text:name="OBJ_PREFIX_DWT89_com_zimbra_url"/><text:a xlink:href="http://evene.lefigaro.fr/citations/mot.php?mot=hommes" office:target-frame-name="_top" xlink:show="replace"><text:span text:style-name="T23">hommes</text:span></text:a><text:span text:style-name="T24">, il </text:span><text:bookmark-start text:name="OBJ_PREFIX_DWT110_com_zimbra_url"/><text:bookmark-start text:name="OBJ_PREFIX_DWT90_com_zimbra_url"/><text:bookmark-end text:name="OBJ_PREFIX_DWT110_com_zimbra_url"/><text:bookmark-end text:name="OBJ_PREFIX_DWT90_com_zimbra_url"/><text:a xlink:href="http://evene.lefigaro.fr/citations/mot.php?mot=faut" office:target-frame-name="_top" xlink:show="replace"><text:span text:style-name="T25">faut</text:span></text:a><text:span text:style-name="T26"> </text:span><text:bookmark-start text:name="OBJ_PREFIX_DWT111_com_zimbra_url"/><text:bookmark-start text:name="OBJ_PREFIX_DWT91_com_zimbra_url"/><text:bookmark-end text:name="OBJ_PREFIX_DWT111_com_zimbra_url"/><text:bookmark-end text:name="OBJ_PREFIX_DWT91_com_zimbra_url"/><text:a xlink:href="http://evene.lefigaro.fr/citations/mot.php?mot=etre" office:target-frame-name="_top" xlink:show="replace"><text:span text:style-name="T27">être</text:span></text:a><text:span text:style-name="T28"> avec eux.  »</text:span></text:h>
      <text:h text:style-name="Titre2" text:outline-level="2"><text:span text:style-name="T29">de </text:span><text:bookmark-start text:name="OBJ_PREFIX_DWT112_com_zimbra_url"/><text:bookmark-start text:name="OBJ_PREFIX_DWT92_com_zimbra_url"/><text:bookmark-end text:name="OBJ_PREFIX_DWT112_com_zimbra_url"/><text:bookmark-end text:name="OBJ_PREFIX_DWT92_com_zimbra_url"/><text:a xlink:href="http://evene.lefigaro.fr/citations/montesquieu" office:target-frame-name="_top" xlink:show="replace"><text:span text:style-name="T30">Montesquieu</text:span></text:a></text:h>
      <text:p text:style-name="Standard"/>
      <text:p text:style-name="Standard"/>
      <text:p text:style-name="Standard"><text:tab/>Nous avons eu le plaisir de rencontrer Yannick JOUNEAU , âgé de 33ans qui est animateur au sein de la <text:s/>société bordelaise ASOBO<text:s/>Studio, mais il est<text:s/>aussi le président de l'association bordelaise Flat226<text:s/>de création de jeux<text:s/>vidéo, il enseigne l'animation dans une école et<text:s/>travaille<text:s/>en partenariat avec le Musée d'Aquitaine sur un projet de jeu.<text:s/>Il a accepté de répondre à nos questions.</text:p>
      <text:p text:style-name="Standard"/>
      <text:p text:style-name="Standard"><text:tab/>Il nous a<text:s/>d'abord expliqué que le monde du jeu vidéo est un peu à part des autres entreprises, c'est un peu une grande famille,<text:s/>le tutoiement à une place importante, et on ne compte pas ses heures. Si le projet doit sortir à une certaine date, il sortira à cette date quoi qu'il en coûte !</text:p>
      <text:p text:style-name="Standard"/>
      <text:p text:style-name="Standard"><text:tab/>Son<text:s/>rôle au sein d'ASOBO est d'animer<text:s/>les personnages créés par ses collègues graphistes 3D, c'est à dire de leur donner vie étape par étape. Pour ce travail, il nous a expliqué qu'il faut un grand sens de l'observation et une bonne mémoire et un sens de l'analyse aiguisé de manière à exploiter les moindres détails qui pourrait rendre une animation « plus vivante ».<text:s/>Mais de manière plus<text:s/>générale, dans les métiers du jeu vidéo, la rigueur et la persévérance sont des qualités indispensables. De plus savoir travailler en équipe est très important car cela permet d'avancer plus aisément et<text:s/>de gagner du temps.</text:p>
      <text:p text:style-name="Standard"/>
      <text:p text:style-name="Standard"><text:tab/>Il a un parcours professionnel atypique. Après son Bac<text:s/>scientifique,<text:s/>il souhaitait faire des études d'informatique donc il<text:s/>a commencé une première année à<text:s/>la fac en Mathématiques et informatique appliqué aux<text:s/>sciences mais ce n'était<text:s/>pas fait pour lui, il a retenté l'année suivante en langue étrangère appliquée<text:s/>mais ce n'était toujours pas ça donc il prit sa décision et parti dans l'armée en 2003 où<text:s/>il resta 8 ans et atteint le grade de<text:s/>sergent-chef. Pendant son séjour à l'armée, en 2007 il choisit de suivre des cours d'animation à distance dans l'école américaine AnimationMentor. Il obtient son diplôme avec succès 1 an et demi après. En janvier 2011 il quitta l'armée ou en plus de son<text:s/>statut<text:s/>de<text:s/>sergent-chef<text:s/>il s'occupait de<text:s/>l’administration des réseaux, il continua pendant 4 mois dans le civil l'administration réseau puis rejoins ArtworksGame sur Bordeaux où il créa des jeux en<text:s/>tant<text:s/>que bénévole pendant 11 mois. Ce qui lui permit de créer un book digne de ses compétences d'animateur. En suivant, il reparti sur une nouvelle formation chez AnimationMentor pendant 3 mois. En Avril 2013 il obtient un stage à ASOBO Studio jusqu'en septembre 2013. <text:s/>A la suite de ce stage, ASOBO n'ayant pas de projet à lui confier il se mit à créer un jeu avec une connaissance puis en Mars 2014 il décida de fonder l'association Flatt226. Depuis, il a était embaucher à ASOBO en juillet 2014 pour travailler sur un nouveau projet en équipe, 27 personnes toutes branches confondus et 8 animateurs dont il fait<text:s/>partie.</text:p>
      <text:p text:style-name="Standard"/>
      <text:p text:style-name="P31"/>
      <text:p text:style-name="Standard"><text:tab/>La société ASOBO Studio ne créer pas de Jeux Vidéos elle-même,<text:s/>à part Fuel (sortie sur PS3 et recensé dans le Livre des records avec son open world de 14<text:span text:style-name="T32">.000 km jouable.</text:span></text:p>
      <text:p text:style-name="Standard"><text:span text:style-name="T33">ASOBO travail pour des commanditaires, c'est-à-dire que des firmes tel que<text:s/></text:span><text:span text:style-name="T34">Microsof</text:span><text:span text:style-name="T35">t, Disney Pixar,<text:s/></text:span><text:span text:style-name="T36">THQ,</text:span><text:span text:style-name="T37"><text:s/>Codemasters, Ubisoft</text:span><text:span text:style-name="T38"><text:s/>(et oui ASOBO à travaillait sur des jeux Disney comme ratatouille </text:span><text:span text:style-name="T39">!)</text:span><text:span text:style-name="T40"><text:s/>leur passe des commandes pour des jeux. De ce fait, ASOBO créer des emplois en fonction</text:span><text:s/>de leur projet en cours. Ils ont à<text:s/>ce jour<text:s/>plus d'une<text:s/>centaine d'employés. <text:s/>Ils ne prennent<text:s/>des stagiaires que pour un minimum de 6 mois de stage et ne les recrutes pas réellement en fonction de leurs niveaux d'études mais plutôt de leurs compétences et savoir-faire ! On peut être<text:s/>recruté<text:s/>même si l'on est autodidacte car ce que l'on pourra offrir<text:s/>aux studios<text:s/>correspondra à leurs critères de recherche en<text:s/>termes<text:s/>de qualité de travail. Chez ASOBO on doit être efficace, productif, avoir l'esprit d'initiative, ne pas être schizophrène<text:s/>(c’est<text:s/>à ça que sert l'entretien ;) )<text:s/>et être une personne humainement cool.</text:p>
      <text:p text:style-name="Standard">Par contre, pour vouloir se présenter il faut être<text:s/>sûr<text:s/>de soi. Il faut savoir estimer le temps qu'on doit passer pour réaliser les objectifs. Et surtout pour postuler,<text:span text:style-name="T41"><text:s/>il faut déjà avoir<text:s/></text:span><text:span text:style-name="T42">créé</text:span><text:span text:style-name="T43"><text:s/>un jeu !</text:span></text:p>
      <text:p text:style-name="P44"/>
      <text:p text:style-name="Standard">Les<text:s/>conditions de travail :</text:p>
      <text:p text:style-name="Standard"/>
      <text:p text:style-name="Standard"><text:tab/>Bonne conditions, 7h de travail quotidien, possibilité d'arrivé entre 9h et 10h30 tant que les 7h de travail sont<text:s/>respecté, donc 35h par semaine. Le matin réception d'un mail avec les objectifs de la journée, il faut que tout soit<text:s/>réglé avant de partir sinon go pour les heures sup’ !</text:p>
      <text:p text:style-name="Standard">Salaire junior : 1300€ + tickets restaurant.</text:p>
      <text:p text:style-name="Standard">Il y a<text:s/>un ordre<text:s/>par rapport à l'ancienneté dans la boîte : junior &lt; senior &lt; lead</text:p>
      <text:p text:style-name="Standard">Présence d'employé venant de l'international (espagnol, anglais, allemand, italien...)</text:p>
      <text:p text:style-name="Standard">Les possibilités d'évolution dépendent de la politique de l'entreprise, elles peuvent être modulées par l'ancienneté dans le secteur ou celle dans la boîte et de même avec l'expérience.</text:p>
      <text:p text:style-name="Standard">Possibilité de jouer pendant la pause repas, ambiance très décontractée<text:s/>« comme à la maison » .</text:p>
      <text:p text:style-name="Standard"/>
      <text:p text:style-name="Standard">Pour travailler dans cette industrie, une grande culture des jeux classiques ou retro est attendu. Puisque les<text:s/>plus grandes stratégies ou gameplay sont inspiré de ces classiques. Par exemple le metroid est la technique qui consiste à devoir aller chercher une clé pour pouvoir avancer dans l'histoire en ouvrant des portes.</text:p>
      <text:p text:style-name="Standard"/>
      <text:p text:style-name="Standard">Il conseille les grandes écoles (ENJMIN, Sup info games, les gobelins...) pour pouvoir approfondir ses connaissances et rentrer plus simplement dans ce monde mais il préconise de se renseigner sur les professeurs, car si ils ne sont pas assez compétent ou manque de pédagogie cela risque d'être néfaste. Il faut donc y faire attention. Mais en temps qu'autodidacte ou en suivant des cours par correspondance ou particulier on peut parfaitement y arriver et s'en sortir.</text:p>
      <text:p text:style-name="Standard"/>
      <text:p text:style-name="Standard">Lorsque l'on travaille en freeLance, il est important de savoir estimer son temps de travail de manière à pouvoir rendre des services et créer des devis qu'il sera important d'honorer.</text:p>
      <text:p text:style-name="Standard">Il<text:s/>faut être autonome,<text:s/>proactif, confiant et savoir prendre l'initiative.</text:p>
      <text:p text:style-name="Standard">Le but de Flat226 est de mettre les gens en relation de manière à trouver de l'emploi pour certains en rendant service aux autres.</text:p>
      <text:p text:style-name="Standard"/>
      <text:p text:style-name="Standard">Précision sur Yannick JOUNEAU :</text:p>
      <text:p text:style-name="Standard"/>
      <text:p text:style-name="Standard">C'est une personne<text:s/>très chaleureuse, qui est hyperactif et aime bien se prendre la tête (au moins au collège).<text:s/>Il adore aider les autres et relier les gens entre eux (d’où la création de<text:s/>Flat226).</text:p>
      <text:p text:style-name="Standard">Il a une immense collection de consoles et jeux. Il manque de temps pour jouer et recherche des personnes pour jouer avec lui. Il occupe pour l'instant 4 postes en même temps, dont un CDD d'un an à ASOBO depuis le 3 juillet 2014.</text:p>
      <text:p text:style-name="Standard">Il a une copine (Delphine) qui « est la bonne ». Elle est commerciale donc voyage énormément. Elle est aussi plutôt indépendante et vis sa vie comme elle l'entend. De plus elle le pousse à faire tous ce dont il a envie sans le contraindre à quoique ce soit ! Elle est d'un très grand soutien et ça l'aide beaucoup. Eh oui ! Ça existe des petites copines qui n'ont pas peur des heures sup'<text:s/>à<text:s/>gogo de leur copain !</text:p>
      <text:p text:style-name="Standard"/>
      <text:p text:style-name="Standard"/>
      <text:p text:style-name="Standard">Précision sur le métier d'animateur :</text:p>
      <text:p text:style-name="Standard"/>
      <text:p text:style-name="Standard">Attention ! L'animateur ne texture pas les objets/personnages. Il les reçoit en position T de la part des graphistes 3D. De plus il peut être amené à animé<text:s/>des textures.</text:p>
      <text:p text:style-name="Standard">L'animation peut se faire de manière traditionnel ou à l'aide de la motion capture (combinaison qui capte<text:s/>les mouvements).</text:p>
      <text:p text:style-name="Standard">L'utilisation de la motion cap' est faite lorsque le rendu se veut de style<text:s/>humanoïde. Le bémol est qu'après la prise d'information il faut nettoyer les données récupérées. C'est un travail long, répétitif et rébarbatif.</text:p>
      <text:p text:style-name="Standard">Sinon, lors de l'animation<text:s/>traditionnelle<text:s/>(cf.<text:s/>le guide de survie de l'animateur) il y a plusieurs<text:s/>phases<text:s/>de travail.</text:p>
      <text:list text:style-name="LFO3" text:continue-numbering="true">
        <text:list-item>
          <text:p text:style-name="P45"><text:span text:style-name="T46">L'animatic </text:span>: Consiste à créer un sorte<text:s/>de BD sur papier/ logiciel de dessin pour voir les grandes lignes d'animation avec des poses<text:s/>déterminées,<text:s/>pour percevoir le concept de l'animation. L'imagination à ce stade est importante.</text:p>
        </text:list-item>
        <text:list-item>
          <text:p text:style-name="P47"><text:span text:style-name="T48">Layout :</text:span><text:s/>On installe le personnage en position T dans<text:s/>son décor<text:s/>et on le fait se<text:s/>déplacer<text:s/>sur la scène pour vérifier sa vitesse de déplacement l'effet via les caméras, sa vitesse..</text:p>
        </text:list-item>
        <text:list-item>
          <text:p text:style-name="P49"><text:span text:style-name="T50">Blocking :</text:span><text:s/>On test les premières animations en 3D pour voir qu'elle effet va être donné (on est toujours sur les positions de base du<text:s/>1)<text:s/>on<text:s/>vérifie aussi<text:s/>les timings<text:s/>(le temps de passage qu'il faut d'une position à une autre).</text:p>
        </text:list-item>
        <text:list-item>
          <text:p text:style-name="P51"><text:span text:style-name="T52">1ère passe :</text:span><text:s/>On commence à remplir le Blocking, on rajoute donc des positions/animations entre les différentes poses.</text:p>
        </text:list-item>
        <text:list-item>
          <text:p text:style-name="P53"><text:span text:style-name="T54">2ème passe :</text:span><text:s/>On continue à<text:s/>compléter<text:s/>les « vides »<text:s/>entre les<text:s/>animations.</text:p>
        </text:list-item>
        <text:list-item>
          <text:p text:style-name="P55"><text:span text:style-name="T56">Polish </text:span>: On<text:s/>finit<text:s/>avec les derniers détails</text:p>
        </text:list-item>
      </text:list>
      <text:p text:style-name="Standard"/>
      <text:p text:style-name="Standard"/>
      <text:p text:style-name="Standard">Coordonnées intéressante :</text:p>
      <text:p text:style-name="Standard">Black Flag</text:p>
      <text:p text:style-name="Standard"><text:a xlink:href="mailto:adrien.forestier@gmail.com" office:target-frame-name="_top" xlink:show="replace">adrien.forestier@gmail.com</text:a></text:p>
      <text:p text:style-name="Standard"/>
      <text:p text:style-name="Standard">Big Bad Wol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Titre2" style:display-name="Titre 2" style:family="paragraph" style:parent-style-name="Heading" style:next-style-name="Textbody" style:default-outline-level="2">
      <style:text-properties style:font-name="Times New Roman" style:font-name-asia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edeliste" style:display-name="Paragraphe de liste" style:family="paragraph" style:parent-style-name="Standard">
      <style:paragraph-properties fo:margin-bottom="0.1388in" fo:line-height="115%" fo:margin-left="0.5in">
        <style:tab-stops/>
      </style:paragraph-properties>
      <style:text-properties style:font-name="Calibri" style:font-name-asian="Calibri" style:font-name-complex="Times New Roman" fo:font-size="11pt" style:font-size-asian="11pt" style:font-size-complex="11pt" style:language-asian="en" style:country-asian="US" fo:hyphenate="true"/>
    </style:style>
    <style:style style:name="ListLabel1" style:display-name="ListLabel 1" style:family="text">
      <style:text-properties fo:font-weight="bold" style:font-weight-asian="bold" fo:font-size="12pt" style:font-size-asian="12pt" style:font-size-complex="12pt"/>
    </style:style>
    <style:style style:name="ListLabel2" style:display-name="ListLabel 2" style:family="text">
      <style:text-properties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WW_CharLFO1LVL1" style:family="text">
      <style:text-properties fo:font-weight="bold" style:font-weight-asian="bold" fo:font-size="12pt" style:font-size-asian="12pt" style:font-size-complex="12pt"/>
    </style:style>
    <text:list-style style:name="WWNum1" style:display-name="WWNum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Ysabelle EMERY</meta:initial-creator>
    <dc:creator>Jimmy Gouraud</dc:creator>
    <meta:creation-date>2015-02-12T13:43:00Z</meta:creation-date>
    <dc:date>2015-02-15T20:41:00Z</dc:date>
    <meta:template xlink:href="Normal" xlink:type="simple"/>
    <meta:editing-cycles>6</meta:editing-cycles>
    <meta:editing-duration>PT18900S</meta:editing-duration>
    <meta:document-statistic meta:page-count="1" meta:paragraph-count="19" meta:word-count="1507" meta:character-count="9781" meta:row-count="69" meta:non-whitespace-character-count="8293"/>
  </office:meta>
</office:document-meta>
</file>